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8.414cm"/>
    </style:style>
    <style:style style:name="co5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0091ff"/>
    </style:style>
    <style:style style:name="ce5" style:family="table-cell" style:parent-style-name="Default">
      <style:table-cell-properties fo:background-color="#3faf46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37">
      <style:table-cell-properties fo:background-color="#00a933"/>
    </style:style>
    <style:style style:name="ce8" style:family="table-cell" style:parent-style-name="Default">
      <style:table-cell-properties fo:background-color="#50938a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6b5e9b"/>
    </style:style>
    <style:style style:name="ce13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ce9"/>
        <table:table-column table:style-name="co1" table:number-columns-repeated="9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Atualização:</text:p>
          </table:table-cell>
          <table:table-cell table:style-name="ce7" office:value-type="date" office:date-value="2022-03-18" calcext:value-type="date">
            <text:p>18/03/22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>
            <text:p>TOP 5</text:p>
          </table:table-cell>
          <table:table-cell table:style-name="ce4" office:value-type="string" calcext:value-type="string">
            <text:p>650 Singles</text:p>
          </table:table-cell>
          <table:table-cell table:number-columns-repeated="15"/>
        </table:table-row>
        <table:table-row table:style-name="ro2">
          <table:table-cell/>
          <table:table-cell table:style-name="ce5" office:value-type="string" calcext:value-type="string">
            <text:p>Modelo</text:p>
          </table:table-cell>
          <table:table-cell table:style-name="ce8" office:value-type="string" calcext:value-type="string">
            <text:p>Ano</text:p>
          </table:table-cell>
          <table:table-cell table:style-name="ce10" office:value-type="string" calcext:value-type="string">
            <text:p>Preço</text:p>
          </table:table-cell>
          <table:table-cell table:style-name="ce12" office:value-type="string" calcext:value-type="string">
            <text:p>Km</text:p>
          </table:table-cell>
          <table:table-cell table:style-name="ce13" office:value-type="string" calcext:value-type="string">
            <text:p>Cor</text:p>
          </table:table-cell>
          <table:table-cell table:style-name="ce12" office:value-type="string" calcext:value-type="string">
            <text:p>Extras</text:p>
          </table:table-cell>
          <table:table-cell table:style-name="ce10" office:value-type="string" calcext:value-type="string">
            <text:p>Localidade</text:p>
          </table:table-cell>
          <table:table-cell table:style-name="ce8" office:value-type="string" calcext:value-type="string">
            <text:p>lin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Yamaha szr 66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 500</text:p>
          </table:table-cell>
          <table:table-cell office:value-type="string" calcext:value-type="string">
            <text:p>23 000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Estadia 8 dias??????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<text:a xlink:href="https://www.autocompraevenda.pt/moto/Yamaha/SZR/704/" xlink:type="simple">https://www.autocompraevenda.pt/moto/Yamaha/SZR/704/</text:a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MW F65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500 Twins</text:p>
          </table:table-cell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Modelo</text:p>
          </table:table-cell>
          <table:table-cell table:style-name="ce8" office:value-type="string" calcext:value-type="string">
            <text:p>Ano</text:p>
          </table:table-cell>
          <table:table-cell table:style-name="ce10" office:value-type="string" calcext:value-type="string">
            <text:p>Preço</text:p>
          </table:table-cell>
          <table:table-cell table:style-name="ce12" office:value-type="string" calcext:value-type="string">
            <text:p>Km</text:p>
          </table:table-cell>
          <table:table-cell table:style-name="ce13" office:value-type="string" calcext:value-type="string">
            <text:p>Cor</text:p>
          </table:table-cell>
          <table:table-cell table:style-name="ce12" office:value-type="string" calcext:value-type="string">
            <text:p>Extras</text:p>
          </table:table-cell>
          <table:table-cell table:style-name="ce10" office:value-type="string" calcext:value-type="string">
            <text:p>Localidade</text:p>
          </table:table-cell>
          <table:table-cell table:style-name="ce8" office:value-type="string" calcext:value-type="string">
            <text:p>link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Suzuki GS500</text:p>
          </table:table-cell>
          <table:table-cell office:value-type="float" office:value="1996" calcext:value-type="float">
            <text:p>199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69 000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Top Case e viseira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<text:a xlink:href="https://www.olx.pt/d/anuncio/suzuki-gs-500-excelente-estado-IDGTL0O.html#38a885db9e" xlink:type="simple">https://www.olx.pt/d/anuncio/suzuki-gs-500-excelente-estado-IDGTL0O.html#38a885db9e</text:a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zuki GS500F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 500</text:p>
          </table:table-cell>
          <table:table-cell office:value-type="string" calcext:value-type="string">
            <text:p>45 000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Plasticos + tank muito feios</text:p>
          </table:table-cell>
          <table:table-cell office:value-type="string" calcext:value-type="string">
            <text:p>Setubal</text:p>
          </table:table-cell>
          <table:table-cell office:value-type="string" calcext:value-type="string">
            <text:p><text:a xlink:href="https://www.olx.pt/d/anuncio/suzuki-gs-500f-ano-2006-IDH0ZBu.html#dab11cc3ed" xlink:type="simple">https://www.olx.pt/d/anuncio/suzuki-gs-500f-ano-2006-IDH0ZBu.html#dab11cc3ed</text:a>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zuki GS500F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 900</text:p>
          </table:table-cell>
          <table:table-cell office:value-type="string" calcext:value-type="string">
            <text:p>70 000</text:p>
          </table:table-cell>
          <table:table-cell office:value-type="string" calcext:value-type="string">
            <text:p>Azul Metalizado</text:p>
          </table:table-cell>
          <table:table-cell office:value-type="string" calcext:value-type="string">
            <text:p>Top Case montes de coisas novas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<text:a xlink:href="https://www.facebook.com/marketplace/item/4341269635971306/?ref=search&amp;referral_code=marketplace_search&amp;referral_story_type=post&amp;tracking=browse_serp%3Af0bcb849-ffcd-4d97-b47e-a36e2f132ea0" xlink:type="simple">https://www.facebook.com/marketplace/item/4341269635971306/?ref=search&amp;referral_code=marketplace_search&amp;referral_story_type=post&amp;tracking=browse_serp%3Af0bcb849-ffcd-4d97-b47e-a36e2f132ea0</text:a>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nda CB50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1 800</text:p>
          </table:table-cell>
          <table:table-cell office:value-type="string" calcext:value-type="string">
            <text:p>45 000</text:p>
          </table:table-cell>
          <table:table-cell office:value-type="string" calcext:value-type="string">
            <text:p>Silver + Preta</text:p>
          </table:table-cell>
          <table:table-cell office:value-type="string" calcext:value-type="string">
            <text:p>Cor fixe + Bateria nov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<text:a xlink:href="https://www.olx.pt/d/anuncio/honda-cb-500-25kw-IDGOguj.html#e8ad6bc365" xlink:type="simple">https://www.olx.pt/d/anuncio/honda-cb-500-25kw-IDGOguj.html#e8ad6bc365</text:a>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nda CB50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 900</text:p>
          </table:table-cell>
          <table:table-cell office:value-type="string" calcext:value-type="string">
            <text:p>21 000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Revisão + Autocolantes + outra mota?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<text:a xlink:href="https://www.olx.pt/d/anuncio/honda-cb-500-de-1997-IDGHble.html#9d3e08c984" xlink:type="simple">https://www.olx.pt/d/anuncio/honda-cb-500-de-1997-IDGHble.html#9d3e08c984</text:a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onda CB50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 099</text:p>
          </table:table-cell>
          <table:table-cell office:value-type="string" calcext:value-type="string">
            <text:p>37 000</text:p>
          </table:table-cell>
          <table:table-cell office:value-type="string" calcext:value-type="string">
            <text:p>Preta + Autocolantes azuis</text:p>
          </table:table-cell>
          <table:table-cell office:value-type="string" calcext:value-type="string">
            <text:p>Pneus + Escape + Leds + Bue Coisa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<text:span text:style-name="T1"><text:a xlink:href="https://www.olx.pt/d/anuncio/honda-cb500-25kw-IDH04Mu.html?isPreviewActive=0&amp;sliderIndex=6" xlink:type="simple">https://www.olx.pt/d/anuncio/honda-cb500-25kw-IDH04Mu.html?isPreviewActive=0&amp;sliderIndex=6</text:a></text:span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onda CB450</text:p>
          </table:table-cell>
          <table:table-cell/>
          <table:table-cell office:value-type="string" calcext:value-type="string">
            <text:p>2 500</text:p>
          </table:table-cell>
          <table:table-cell office:value-type="string" calcext:value-type="string">
            <text:p>40 000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Video tacometro part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<text:a xlink:href="https://www.facebook.com/marketplace/item/2118802734943423" xlink:type="simple">https://www.facebook.com/marketplace/item/2118802734943423</text:a>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500 V-2 90 deg</text:p>
          </table:table-cell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Modelo</text:p>
          </table:table-cell>
          <table:table-cell table:style-name="ce8" office:value-type="string" calcext:value-type="string">
            <text:p>Ano</text:p>
          </table:table-cell>
          <table:table-cell table:style-name="ce10" office:value-type="string" calcext:value-type="string">
            <text:p>Preço</text:p>
          </table:table-cell>
          <table:table-cell table:style-name="ce12" office:value-type="string" calcext:value-type="string">
            <text:p>Km</text:p>
          </table:table-cell>
          <table:table-cell table:style-name="ce13" office:value-type="string" calcext:value-type="string">
            <text:p>Cor</text:p>
          </table:table-cell>
          <table:table-cell table:style-name="ce12" office:value-type="string" calcext:value-type="string">
            <text:p>Extras</text:p>
          </table:table-cell>
          <table:table-cell table:style-name="ce10" office:value-type="string" calcext:value-type="string">
            <text:p>Localidade</text:p>
          </table:table-cell>
          <table:table-cell table:style-name="ce8" office:value-type="string" calcext:value-type="string">
            <text:p>link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Suzuki sv650s</text:p>
          </table:table-cell>
          <table:table-cell table:style-name="ce6"/>
          <table:table-cell table:style-name="ce11" office:value-type="string" calcext:value-type="string">
            <text:p>1 800</text:p>
          </table:table-cell>
          <table:table-cell table:style-name="ce6" office:value-type="string" calcext:value-type="string">
            <text:p>37 000</text:p>
          </table:table-cell>
          <table:table-cell table:style-name="ce11" office:value-type="string" calcext:value-type="string">
            <text:p>Preto</text:p>
          </table:table-cell>
          <table:table-cell table:style-name="ce6" office:value-type="string" calcext:value-type="string">
            <text:p>Pneu novo frente</text:p>
          </table:table-cell>
          <table:table-cell table:style-name="ce11" office:value-type="string" calcext:value-type="string">
            <text:p>Caldas</text:p>
          </table:table-cell>
          <table:table-cell table:style-name="ce6" office:value-type="string" calcext:value-type="string">
            <text:p><text:a xlink:href="https://www.facebook.com/marketplace/item/663677991420549" xlink:type="simple">https://www.facebook.com/marketplace/item/663677991420549</text:a></text:p>
          </table:table-cell>
          <table:table-cell table:style-name="ce6"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ki CV Gladius 6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 200</text:p>
          </table:table-cell>
          <table:table-cell office:value-type="string" calcext:value-type="string">
            <text:p>53 000</text:p>
          </table:table-cell>
          <table:table-cell office:value-type="string" calcext:value-type="string">
            <text:p>Preto + Cinza</text:p>
          </table:table-cell>
          <table:table-cell office:value-type="string" calcext:value-type="string">
            <text:p>Transmissão + Pneu + Bateria Nova</text:p>
          </table:table-cell>
          <table:table-cell office:value-type="string" calcext:value-type="string">
            <text:p>Ponte de Sor</text:p>
          </table:table-cell>
          <table:table-cell office:value-type="string" calcext:value-type="string">
            <text:p><text:a xlink:href="https://www.facebook.com/marketplace/item/1110610669673617/?ref=search&amp;referral_code=marketplace_search&amp;referral_story_type=post&amp;tracking=browse_serp%3A87e2c416-3877-4ec8-8add-3b78ac5c10ed" xlink:type="simple">https://www.facebook.com/marketplace/item/1110610669673617/?ref=search&amp;referral_code=marketplace_search&amp;referral_story_type=post&amp;tracking=browse_serp%3A87e2c416-3877-4ec8-8add-3b78ac5c10ed</text:a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onda Deauville 65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 800</text:p>
          </table:table-cell>
          <table:table-cell office:value-type="string" calcext:value-type="string">
            <text:p>46 000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Punhos aquecidos + Telemovel + Viseiras + Temp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<text:a xlink:href="https://www.olx.pt/d/anuncio/honda-deauville-650-25kw-a2-IDH0VoK.html#25fd323749;promoted" xlink:type="simple">https://www.olx.pt/d/anuncio/honda-deauville-650-25kw-a2-IDH0VoK.html#25fd323749;promoted</text:a>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400 Quads</text:p>
          </table:table-cell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Modelo</text:p>
          </table:table-cell>
          <table:table-cell table:style-name="ce8" office:value-type="string" calcext:value-type="string">
            <text:p>Ano</text:p>
          </table:table-cell>
          <table:table-cell table:style-name="ce10" office:value-type="string" calcext:value-type="string">
            <text:p>Preço</text:p>
          </table:table-cell>
          <table:table-cell table:style-name="ce12" office:value-type="string" calcext:value-type="string">
            <text:p>Km</text:p>
          </table:table-cell>
          <table:table-cell table:style-name="ce13" office:value-type="string" calcext:value-type="string">
            <text:p>Cor</text:p>
          </table:table-cell>
          <table:table-cell table:style-name="ce12" office:value-type="string" calcext:value-type="string">
            <text:p>Extras</text:p>
          </table:table-cell>
          <table:table-cell table:style-name="ce10" office:value-type="string" calcext:value-type="string">
            <text:p>Localidade</text:p>
          </table:table-cell>
          <table:table-cell table:style-name="ce8" office:value-type="string" calcext:value-type="string">
            <text:p>lin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zuki GSX 400F Katan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 950</text:p>
          </table:table-cell>
          <table:table-cell office:value-type="string" calcext:value-type="string">
            <text:p>38 000</text:p>
          </table:table-cell>
          <table:table-cell office:value-type="string" calcext:value-type="string">
            <text:p>Vermelho</text:p>
          </table:table-cell>
          <table:table-cell/>
          <table:table-cell office:value-type="string" calcext:value-type="string">
            <text:p>Aveiro</text:p>
          </table:table-cell>
          <table:table-cell office:value-type="string" calcext:value-type="string">
            <text:p><text:a xlink:href="https://www.olx.pt/d/anuncio/suzuki-gsx-400f-katana-IDF06w2.html?isPreviewActive=0&amp;sliderIndex=5" xlink:type="simple">https://www.olx.pt/d/anuncio/suzuki-gsx-400f-katana-IDF06w2.html?isPreviewActive=0&amp;sliderIndex=5</text:a>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amaha XJ 600 S Diversio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 150</text:p>
          </table:table-cell>
          <table:table-cell office:value-type="string" calcext:value-type="string">
            <text:p>27 000</text:p>
          </table:table-cell>
          <table:table-cell office:value-type="string" calcext:value-type="string">
            <text:p>Preto</text:p>
          </table:table-cell>
          <table:table-cell/>
          <table:table-cell office:value-type="string" calcext:value-type="string">
            <text:p>Braga</text:p>
          </table:table-cell>
          <table:table-cell office:value-type="string" calcext:value-type="string">
            <text:p><text:a xlink:href="https://www.olx.pt/d/anuncio/yamaha-xj-600-s-diversion-IDGVLmj.html#a6eb938f48" xlink:type="simple">https://www.olx.pt/d/anuncio/yamaha-xj-600-s-diversion-IDGVLmj.html#a6eb938f48</text:a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zuki Bandit 400</text:p>
          </table:table-cell>
          <table:table-cell/>
          <table:table-cell office:value-type="string" calcext:value-type="string">
            <text:p>2 950</text:p>
          </table:table-cell>
          <table:table-cell office:value-type="string" calcext:value-type="string">
            <text:p>24 000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Pneus novos</text:p>
          </table:table-cell>
          <table:table-cell office:value-type="string" calcext:value-type="string">
            <text:p>Portimão</text:p>
          </table:table-cell>
          <table:table-cell office:value-type="string" calcext:value-type="string">
            <text:p><text:a xlink:href="https://www.facebook.com/marketplace/item/668878864562891" xlink:type="simple">https://www.facebook.com/marketplace/item/668878864562891</text:a>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250 Twins</text:p>
          </table:table-cell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Modelo</text:p>
          </table:table-cell>
          <table:table-cell table:style-name="ce8" office:value-type="string" calcext:value-type="string">
            <text:p>Ano</text:p>
          </table:table-cell>
          <table:table-cell table:style-name="ce10" office:value-type="string" calcext:value-type="string">
            <text:p>Preço</text:p>
          </table:table-cell>
          <table:table-cell table:style-name="ce12" office:value-type="string" calcext:value-type="string">
            <text:p>Km</text:p>
          </table:table-cell>
          <table:table-cell table:style-name="ce13" office:value-type="string" calcext:value-type="string">
            <text:p>Cor</text:p>
          </table:table-cell>
          <table:table-cell table:style-name="ce12" office:value-type="string" calcext:value-type="string">
            <text:p>Extras</text:p>
          </table:table-cell>
          <table:table-cell table:style-name="ce10" office:value-type="string" calcext:value-type="string">
            <text:p>Localidade</text:p>
          </table:table-cell>
          <table:table-cell table:style-name="ce8" office:value-type="string" calcext:value-type="string">
            <text:p>lin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awasaki Ninja 250R S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 000</text:p>
          </table:table-cell>
          <table:table-cell office:value-type="string" calcext:value-type="string">
            <text:p>41 000</text:p>
          </table:table-cell>
          <table:table-cell office:value-type="string" calcext:value-type="string">
            <text:p>Verde / Preta</text:p>
          </table:table-cell>
          <table:table-cell office:value-type="string" calcext:value-type="string">
            <text:p>Crenagens partidas à frente + Resto tudo ok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<text:a xlink:href="https://www.facebook.com/marketplace/item/319052213453506" xlink:type="simple">https://www.facebook.com/marketplace/item/319052213453506</text:a></text:p>
          </table:table-cell>
          <table:table-cell table:number-columns-repeated="8"/>
        </table:table-row>
        <table:table-row table:style-name="ro1" table:number-rows-repeated="104853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20:39:21.8123418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00:02:06.279061193</meta:creation-date>
    <dc:date>2022-03-18T21:11:18.161444255</dc:date>
    <meta:editing-duration>PT42M46S</meta:editing-duration>
    <meta:editing-cycles>10</meta:editing-cycles>
    <meta:generator>LibreOffice/7.2.2.2$Linux_X86_64 LibreOffice_project/20$Build-2</meta:generator>
    <meta:document-statistic meta:table-count="1" meta:cell-count="169" meta:object-count="0"/>
  </office:meta>
</office:document-meta>
</file>